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hel3" svg:font-family="Sahel" style:font-adornments="Book"/>
    <style:font-face style:name="Sahel1" svg:font-family="Sahel" style:font-adornments="Regular"/>
    <style:font-face style:name="DejaVu Sans1" svg:font-family="'DejaVu Sans'" style:font-family-generic="swiss"/>
    <style:font-face style:name="Sahel" svg:font-family="Sahel" style:font-pitch="variable"/>
    <style:font-face style:name="Sahel2" svg:font-family="Sahel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Sahel" fo:font-weight="normal" officeooo:rsid="001c4dad" officeooo:paragraph-rsid="001df4ec" style:font-weight-asian="normal" style:font-name-complex="Sahel" style:font-size-complex="12pt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Sahel" fo:font-weight="normal" officeooo:rsid="001ec231" officeooo:paragraph-rsid="001ec231" style:font-weight-asian="normal" style:font-name-complex="Sahel" style:font-size-complex="12pt" style:font-weight-complex="normal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Sahel" style:text-underline-style="solid" style:text-underline-width="auto" style:text-underline-color="font-color" fo:font-weight="bold" officeooo:rsid="001c4dad" officeooo:paragraph-rsid="001c4dad" style:font-weight-asian="bold" style:font-name-complex="Sahel" style:font-size-complex="12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1c66bb"/>
    </style:style>
    <style:style style:name="P5" style:family="paragraph" style:parent-style-name="Contents_20_1">
      <style:paragraph-properties>
        <style:tab-stops>
          <style:tab-stop style:position="7.7193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5228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3264in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end" style:justify-single-word="false"/>
    </style:style>
    <style:style style:name="P9" style:family="paragraph" style:parent-style-name="Heading_20_1">
      <style:paragraph-properties fo:text-align="end" style:justify-single-word="false"/>
      <style:text-properties officeooo:paragraph-rsid="001ec231"/>
    </style:style>
    <style:style style:name="P10" style:family="paragraph" style:parent-style-name="Heading_20_1">
      <style:paragraph-properties fo:text-align="end" style:justify-single-word="false" fo:break-before="page"/>
      <style:text-properties officeooo:rsid="002750c3" officeooo:paragraph-rsid="002750c3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Sahel" fo:font-weight="normal" officeooo:rsid="001ec231" officeooo:paragraph-rsid="001ec231" style:font-weight-asian="normal" style:font-name-complex="Sahel" style:font-size-complex="12pt" style:font-weight-complex="normal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Sahel" fo:font-weight="normal" officeooo:rsid="00255766" officeooo:paragraph-rsid="00255766" style:font-weight-asian="normal" style:font-name-complex="Sahel" style:font-size-complex="12pt" style:font-weight-complex="normal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Sahel" fo:font-weight="normal" officeooo:rsid="001c4dad" officeooo:paragraph-rsid="001c4dad" style:font-weight-asian="normal" style:font-name-complex="Sahel" style:font-size-complex="12pt" style:font-weight-complex="normal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ahel" fo:font-weight="normal" officeooo:rsid="0022ed39" officeooo:paragraph-rsid="0022ed39" style:font-weight-asian="normal" style:font-name-complex="Sahel" style:font-size-complex="12pt" style:font-weight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ahel" fo:font-weight="normal" officeooo:rsid="00265f1e" officeooo:paragraph-rsid="00265f1e" fo:background-color="#ffff00" style:font-weight-asian="normal" style:font-name-complex="Sahel" style:font-size-complex="12pt" style:font-weight-complex="normal"/>
    </style:style>
    <style:style style:name="P16" style:family="paragraph" style:parent-style-name="Text_20_body">
      <style:text-properties officeooo:rsid="00295608" officeooo:paragraph-rsid="00295608" fo:background-color="#ffff00"/>
    </style:style>
    <style:style style:name="T1" style:family="text">
      <style:text-properties officeooo:rsid="00252a84"/>
    </style:style>
    <style:style style:name="T2" style:family="text">
      <style:text-properties officeooo:rsid="00255766"/>
    </style:style>
    <style:style style:name="T3" style:family="text">
      <style:text-properties officeooo:rsid="002750c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به نام خدا</text:p>
      <text:h text:style-name="P9" text:outline-level="1"><text:bookmark-start text:name="__RefHeading___Toc142_255985111"/>موضوع:<text:bookmark-end text:name="__RefHeading___Toc142_255985111"/></text:h>
      <text:p text:style-name="P12">گام‌های به سوی نسخه‌ی ۱.۱ ساریاب</text:p>
      <text:h text:style-name="P8" text:outline-level="1"><text:bookmark-start text:name="__RefHeading___Toc144_255985111"/>نسخه <text:span text:style-name="T2">سند</text:span>:<text:bookmark-end text:name="__RefHeading___Toc144_255985111"/></text:h>
      <text:p text:style-name="P1"><text:span text:style-name="T1">۱</text:span> (پیش‌نویس)</text:p>
      <text:p text:style-name="P13"/>
      <text:h text:style-name="Heading_20_1" text:outline-level="1"><text:bookmark-start text:name="__RefHeading___Toc304_3294813200"/>مقدمه:<text:bookmark-end text:name="__RefHeading___Toc304_3294813200"/></text:h>
      <text:p text:style-name="P15">گام‌های لازم برای حرکت ساریاب به سوی نسخه‌ی ۱.۱، در بخش‌های فنی، تبلیغات، برندسازی، سازمانی، و ...</text:p>
      <text:h text:style-name="P8" text:outline-level="1"><text:bookmark-start text:name="__RefHeading___Toc146_255985111"/>نویسندگان:<text:bookmark-end text:name="__RefHeading___Toc146_255985111"/></text:h>
      <text:p text:style-name="P2">- محمدرضا طیبی <text:span text:style-name="T3">(استراتژیست)</text:span></text:p>
      <text:p text:style-name="P2">-<text:span text:style-name="T1">امیرمهدی بهارلو </text:span><text:span text:style-name="T3">(مدیر پروژه‌ی فروم)</text:span></text:p>
      <text:p text:style-name="P4"><text:bookmark-start text:name="__RefHeading___Toc148_255985111"/><text:bookmark-end text:name="__RefHeading___Toc148_255985111"/></text:p>
      <text:table-of-content text:style-name="Sect1" text:protected="true" text:name="Table of Contents1">
        <text:table-of-content-source text:outline-level="10">
          <text:index-title-template text:style-name="Contents_20_Heading">فهرست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فهرست</text:p>
          </text:index-title>
          <text:p text:style-name="P5"><text:a xlink:type="simple" xlink:href="#__RefHeading___Toc142_255985111" text:style-name="Index_20_Link" text:visited-style-name="Index_20_Link">موضوع:<text:tab/>1</text:a></text:p>
          <text:p text:style-name="P5"><text:a xlink:type="simple" xlink:href="#__RefHeading___Toc144_255985111" text:style-name="Index_20_Link" text:visited-style-name="Index_20_Link">نسخه سند:<text:tab/>1</text:a></text:p>
          <text:p text:style-name="P5"><text:a xlink:type="simple" xlink:href="#__RefHeading___Toc304_3294813200" text:style-name="Index_20_Link" text:visited-style-name="Index_20_Link">مقدمه:<text:tab/>1</text:a></text:p>
          <text:p text:style-name="P5"><text:a xlink:type="simple" xlink:href="#__RefHeading___Toc146_255985111" text:style-name="Index_20_Link" text:visited-style-name="Index_20_Link">نویسندگان:<text:tab/>1</text:a></text:p>
          <text:p text:style-name="P5"><text:a xlink:type="simple" xlink:href="#__RefHeading___Toc306_3294813200" text:style-name="Index_20_Link" text:visited-style-name="Index_20_Link">تشکیلات و سازماندهی<text:tab/>2</text:a></text:p>
          <text:p text:style-name="P6"><text:a xlink:type="simple" xlink:href="#__RefHeading___Toc316_3294813200" text:style-name="Index_20_Link" text:visited-style-name="Index_20_Link">موقعیت‌های شغلی<text:tab/>2</text:a></text:p>
          <text:p text:style-name="P6"><text:a xlink:type="simple" xlink:href="#__RefHeading___Toc318_3294813200" text:style-name="Index_20_Link" text:visited-style-name="Index_20_Link">وبلاگ<text:tab/>2</text:a></text:p>
          <text:p text:style-name="P7"><text:a xlink:type="simple" xlink:href="#__RefHeading___Toc378_3294813200" text:style-name="Index_20_Link" text:visited-style-name="Index_20_Link">تاریخچه‌ی تشکیلات<text:tab/>2</text:a></text:p>
          <text:p text:style-name="P7"><text:a xlink:type="simple" xlink:href="#__RefHeading___Toc380_3294813200" text:style-name="Index_20_Link" text:visited-style-name="Index_20_Link">شیوه‌ی انتخاب اولین اعضای تحریریه<text:tab/>2</text:a></text:p>
          <text:p text:style-name="P7"><text:a xlink:type="simple" xlink:href="#__RefHeading___Toc382_3294813200" text:style-name="Index_20_Link" text:visited-style-name="Index_20_Link">منابع مالی<text:tab/>2</text:a></text:p>
          <text:p text:style-name="P7"><text:a xlink:type="simple" xlink:href="#__RefHeading___Toc384_3294813200" text:style-name="Index_20_Link" text:visited-style-name="Index_20_Link">جهت‌گیری‌های سیاسی<text:tab/>2</text:a></text:p>
          <text:p text:style-name="P7"><text:a xlink:type="simple" xlink:href="#__RefHeading___Toc386_3294813200" text:style-name="Index_20_Link" text:visited-style-name="Index_20_Link">چارت سازمانی<text:tab/>2</text:a></text:p>
          <text:p text:style-name="P7"><text:a xlink:type="simple" xlink:href="#__RefHeading___Toc388_3294813200" text:style-name="Index_20_Link" text:visited-style-name="Index_20_Link">انتصابات<text:tab/>2</text:a></text:p>
          <text:p text:style-name="P5"><text:a xlink:type="simple" xlink:href="#__RefHeading___Toc308_3294813200" text:style-name="Index_20_Link" text:visited-style-name="Index_20_Link">قابلیت‌های سامانه<text:tab/>2</text:a></text:p>
          <text:p text:style-name="P6"><text:a xlink:type="simple" xlink:href="#__RefHeading___Toc355_3294813200" text:style-name="Index_20_Link" text:visited-style-name="Index_20_Link">نرم‌افزار هاب<text:tab/>2</text:a></text:p>
          <text:p text:style-name="P7"><text:a xlink:type="simple" xlink:href="#__RefHeading___Toc390_3294813200" text:style-name="Index_20_Link" text:visited-style-name="Index_20_Link">بهبود نویگشن مسیر‌ها<text:tab/>2</text:a></text:p>
          <text:p text:style-name="P6"><text:a xlink:type="simple" xlink:href="#__RefHeading___Toc320_3294813200" text:style-name="Index_20_Link" text:visited-style-name="Index_20_Link">نرم‌افزار فروم<text:tab/>2</text:a></text:p>
          <text:p text:style-name="P7"><text:a xlink:type="simple" xlink:href="#__RefHeading___Toc392_3294813200" text:style-name="Index_20_Link" text:visited-style-name="Index_20_Link">احراز هویت کاربران<text:tab/>2</text:a></text:p>
          <text:p text:style-name="P7"><text:a xlink:type="simple" xlink:href="#__RefHeading___Toc394_3294813200" text:style-name="Index_20_Link" text:visited-style-name="Index_20_Link">پروفایل کاربران<text:tab/>2</text:a></text:p>
          <text:p text:style-name="P7"><text:a xlink:type="simple" xlink:href="#__RefHeading___Toc405_3294813200" text:style-name="Index_20_Link" text:visited-style-name="Index_20_Link">زیر ساخت اعطای Badge به کاربران<text:tab/>2</text:a></text:p>
          <text:p text:style-name="P6"><text:a xlink:type="simple" xlink:href="#__RefHeading___Toc322_3294813200" text:style-name="Index_20_Link" text:visited-style-name="Index_20_Link">نرم‌افزار مجله<text:tab/>2</text:a></text:p>
          <text:p text:style-name="P7"><text:a xlink:type="simple" xlink:href="#__RefHeading___Toc396_3294813200" text:style-name="Index_20_Link" text:visited-style-name="Index_20_Link">عضویت طلایی<text:tab/>2</text:a></text:p>
          <text:p text:style-name="P5"><text:a xlink:type="simple" xlink:href="#__RefHeading___Toc310_3294813200" text:style-name="Index_20_Link" text:visited-style-name="Index_20_Link">برند سازی<text:tab/>2</text:a></text:p>
          <text:p text:style-name="P6"><text:a xlink:type="simple" xlink:href="#__RefHeading___Toc398_3294813200" text:style-name="Index_20_Link" text:visited-style-name="Index_20_Link">لوگوی جدید<text:tab/>2</text:a></text:p>
          <text:p text:style-name="P5"><text:a xlink:type="simple" xlink:href="#__RefHeading___Toc312_3294813200" text:style-name="Index_20_Link" text:visited-style-name="Index_20_Link">تبلیغات و کمپین‌ها<text:tab/>2</text:a></text:p>
          <text:p text:style-name="P5"><text:a xlink:type="simple" xlink:href="#__RefHeading___Toc314_3294813200" text:style-name="Index_20_Link" text:visited-style-name="Index_20_Link">محتوا<text:tab/>2</text:a></text:p>
          <text:p text:style-name="P6"><text:a xlink:type="simple" xlink:href="#__RefHeading___Toc324_3294813200" text:style-name="Index_20_Link" text:visited-style-name="Index_20_Link">عکس هفته<text:tab/>2</text:a></text:p>
          <text:p text:style-name="P6"><text:a xlink:type="simple" xlink:href="#__RefHeading___Toc326_3294813200" text:style-name="Index_20_Link" text:visited-style-name="Index_20_Link">پادکست صدای ساریاب<text:tab/>2</text:a></text:p>
          <text:p text:style-name="P6"><text:a xlink:type="simple" xlink:href="#__RefHeading___Toc328_3294813200" text:style-name="Index_20_Link" text:visited-style-name="Index_20_Link">خلاصه کتاب<text:tab/>2</text:a></text:p>
          <text:p text:style-name="P6"><text:a xlink:type="simple" xlink:href="#__RefHeading___Toc330_3294813200" text:style-name="Index_20_Link" text:visited-style-name="Index_20_Link">چهارشنبه طلایی<text:tab/>2</text:a></text:p>
          <text:p text:style-name="P6"><text:a xlink:type="simple" xlink:href="#__RefHeading___Toc357_3294813200" text:style-name="Index_20_Link" text:visited-style-name="Index_20_Link">مسیر‌ها<text:tab/>2</text:a></text:p>
          <text:p text:style-name="P7"><text:a xlink:type="simple" xlink:href="#__RefHeading___Toc359_3294813200" text:style-name="Index_20_Link" text:visited-style-name="Index_20_Link">مسیر Ui/Ux<text:tab/>2</text:a></text:p>
          <text:p text:style-name="P7"><text:a xlink:type="simple" xlink:href="#__RefHeading___Toc361_3294813200" text:style-name="Index_20_Link" text:visited-style-name="Index_20_Link">مسیر شبکه<text:tab/>2</text:a></text:p>
          <text:p text:style-name="P6"><text:a xlink:type="simple" xlink:href="#__RefHeading___Toc332_3294813200" text:style-name="Index_20_Link" text:visited-style-name="Index_20_Link">مجله<text:tab/>2</text:a></text:p>
          <text:p text:style-name="P7"><text:a xlink:type="simple" xlink:href="#__RefHeading___Toc334_3294813200" text:style-name="Index_20_Link" text:visited-style-name="Index_20_Link">پرونده‌ی دانشجویی<text:tab/>2</text:a></text:p>
          <text:p text:style-name="P7"><text:a xlink:type="simple" xlink:href="#__RefHeading___Toc336_3294813200" text:style-name="Index_20_Link" text:visited-style-name="Index_20_Link">پرونده‌ی سربازی<text:tab/>2</text:a></text:p>
          <text:p text:style-name="P7"><text:a xlink:type="simple" xlink:href="#__RefHeading___Toc338_3294813200" text:style-name="Index_20_Link" text:visited-style-name="Index_20_Link">من و ساریاب<text:tab/>2</text:a></text:p>
        </text:index-body>
      </text:table-of-content>
      <text:p text:style-name="P14"/>
      <text:h text:style-name="P10" text:outline-level="1"><text:bookmark-start text:name="__RefHeading___Toc306_3294813200"/>تشکیلات و سازماندهی<text:bookmark-end text:name="__RefHeading___Toc306_3294813200"/></text:h>
      <text:h text:style-name="Heading_20_2" text:outline-level="2"><text:bookmark-start text:name="__RefHeading___Toc316_3294813200"/>موقعیت‌های شغلی<text:bookmark-end text:name="__RefHeading___Toc316_3294813200"/></text:h>
      <text:h text:style-name="Heading_20_2" text:outline-level="2"><text:bookmark-start text:name="__RefHeading___Toc318_3294813200"/>وبلاگ<text:bookmark-end text:name="__RefHeading___Toc318_3294813200"/></text:h>
      <text:h text:style-name="Heading_20_3" text:outline-level="3"><text:bookmark-start text:name="__RefHeading___Toc378_3294813200"/>تاریخچه‌ی تشکیلات<text:bookmark-end text:name="__RefHeading___Toc378_3294813200"/></text:h>
      <text:h text:style-name="Heading_20_3" text:outline-level="3"><text:bookmark-start text:name="__RefHeading___Toc380_3294813200"/>شیوه‌ی انتخاب اولین اعضای تحریریه<text:bookmark-end text:name="__RefHeading___Toc380_3294813200"/></text:h>
      <text:h text:style-name="Heading_20_3" text:outline-level="3"><text:bookmark-start text:name="__RefHeading___Toc382_3294813200"/>منابع مالی<text:bookmark-end text:name="__RefHeading___Toc382_3294813200"/></text:h>
      <text:h text:style-name="Heading_20_3" text:outline-level="3"><text:bookmark-start text:name="__RefHeading___Toc384_3294813200"/>جهت‌گیری‌های سیاسی<text:bookmark-end text:name="__RefHeading___Toc384_3294813200"/></text:h>
      <text:h text:style-name="Heading_20_3" text:outline-level="3"><text:bookmark-start text:name="__RefHeading___Toc386_3294813200"/>چارت سازمانی<text:bookmark-end text:name="__RefHeading___Toc386_3294813200"/></text:h>
      <text:h text:style-name="Heading_20_3" text:outline-level="3"><text:bookmark-start text:name="__RefHeading___Toc388_3294813200"/>انتصابات<text:bookmark-end text:name="__RefHeading___Toc388_3294813200"/></text:h>
      <text:h text:style-name="Heading_20_1" text:outline-level="1"><text:bookmark-start text:name="__RefHeading___Toc308_3294813200"/>قابلیت‌های سامانه<text:bookmark-end text:name="__RefHeading___Toc308_3294813200"/></text:h>
      <text:h text:style-name="Heading_20_2" text:outline-level="2"><text:bookmark-start text:name="__RefHeading___Toc355_3294813200"/>نرم‌افزار هاب<text:bookmark-end text:name="__RefHeading___Toc355_3294813200"/></text:h>
      <text:h text:style-name="Heading_20_3" text:outline-level="3"><text:bookmark-start text:name="__RefHeading___Toc390_3294813200"/>بهبود نویگشن مسیر‌ها<text:bookmark-end text:name="__RefHeading___Toc390_3294813200"/></text:h>
      <text:p text:style-name="P16">گام قبل و بعد</text:p>
      <text:h text:style-name="Heading_20_2" text:outline-level="2"><text:bookmark-start text:name="__RefHeading___Toc320_3294813200"/><text:span text:style-name="T3">نرم‌افزار </text:span>فروم<text:bookmark-end text:name="__RefHeading___Toc320_3294813200"/></text:h>
      <text:h text:style-name="Heading_20_3" text:outline-level="3"><text:bookmark-start text:name="__RefHeading___Toc392_3294813200"/>احراز هویت کاربران<text:bookmark-end text:name="__RefHeading___Toc392_3294813200"/></text:h>
      <text:h text:style-name="Heading_20_3" text:outline-level="3"><text:bookmark-start text:name="__RefHeading___Toc394_3294813200"/>پروفایل کاربران<text:bookmark-end text:name="__RefHeading___Toc394_3294813200"/></text:h>
      <text:h text:style-name="Heading_20_3" text:outline-level="3"><text:bookmark-start text:name="__RefHeading___Toc405_3294813200"/>زیر ساخت اعطای Badge به کاربران<text:bookmark-end text:name="__RefHeading___Toc405_3294813200"/></text:h>
      <text:h text:style-name="Heading_20_2" text:outline-level="2"><text:bookmark-start text:name="__RefHeading___Toc322_3294813200"/><text:span text:style-name="T3">نرم‌افزار </text:span>مجله<text:bookmark-end text:name="__RefHeading___Toc322_3294813200"/></text:h>
      <text:h text:style-name="Heading_20_3" text:outline-level="3"><text:bookmark-start text:name="__RefHeading___Toc396_3294813200"/>عضویت طلایی<text:bookmark-end text:name="__RefHeading___Toc396_3294813200"/></text:h>
      <text:h text:style-name="Heading_20_1" text:outline-level="1"><text:bookmark-start text:name="__RefHeading___Toc310_3294813200"/>برند سازی<text:bookmark-end text:name="__RefHeading___Toc310_3294813200"/></text:h>
      <text:h text:style-name="Heading_20_2" text:outline-level="2"><text:bookmark-start text:name="__RefHeading___Toc398_3294813200"/>لوگوی جدید<text:bookmark-end text:name="__RefHeading___Toc398_3294813200"/></text:h>
      <text:h text:style-name="Heading_20_1" text:outline-level="1"><text:bookmark-start text:name="__RefHeading___Toc312_3294813200"/>تبلیغات و کمپین‌ها<text:bookmark-end text:name="__RefHeading___Toc312_3294813200"/></text:h>
      <text:h text:style-name="Heading_20_1" text:outline-level="1"><text:bookmark-start text:name="__RefHeading___Toc314_3294813200"/>محتوا<text:bookmark-end text:name="__RefHeading___Toc314_3294813200"/></text:h>
      <text:h text:style-name="Heading_20_2" text:outline-level="2"><text:bookmark-start text:name="__RefHeading___Toc324_3294813200"/>عکس هفته<text:bookmark-end text:name="__RefHeading___Toc324_3294813200"/></text:h>
      <text:h text:style-name="Heading_20_2" text:outline-level="2"><text:bookmark-start text:name="__RefHeading___Toc326_3294813200"/>پادکست <text:span text:style-name="T3">صدای ساریاب</text:span><text:bookmark-end text:name="__RefHeading___Toc326_3294813200"/></text:h>
      <text:h text:style-name="Heading_20_2" text:outline-level="2"><text:bookmark-start text:name="__RefHeading___Toc328_3294813200"/>خلاصه کتاب<text:bookmark-end text:name="__RefHeading___Toc328_3294813200"/></text:h>
      <text:h text:style-name="Heading_20_2" text:outline-level="2"><text:bookmark-start text:name="__RefHeading___Toc330_3294813200"/>چهارشنبه طلایی<text:bookmark-end text:name="__RefHeading___Toc330_3294813200"/></text:h>
      <text:h text:style-name="Heading_20_2" text:outline-level="2"><text:bookmark-start text:name="__RefHeading___Toc357_3294813200"/>مسیر‌ها<text:bookmark-end text:name="__RefHeading___Toc357_3294813200"/></text:h>
      <text:h text:style-name="Heading_20_3" text:outline-level="3"><text:bookmark-start text:name="__RefHeading___Toc359_3294813200"/>مسیر Ui/Ux<text:bookmark-end text:name="__RefHeading___Toc359_3294813200"/></text:h>
      <text:h text:style-name="Heading_20_3" text:outline-level="3"><text:bookmark-start text:name="__RefHeading___Toc361_3294813200"/>مسیر شبکه<text:bookmark-end text:name="__RefHeading___Toc361_3294813200"/></text:h>
      <text:h text:style-name="Heading_20_2" text:outline-level="2"><text:bookmark-start text:name="__RefHeading___Toc332_3294813200"/>مجله<text:bookmark-end text:name="__RefHeading___Toc332_3294813200"/></text:h>
      <text:h text:style-name="Heading_20_3" text:outline-level="3"><text:bookmark-start text:name="__RefHeading___Toc334_3294813200"/>پرونده‌ی دانشجویی<text:bookmark-end text:name="__RefHeading___Toc334_3294813200"/></text:h>
      <text:h text:style-name="Heading_20_3" text:outline-level="3"><text:bookmark-start text:name="__RefHeading___Toc336_3294813200"/>پرونده‌ی سربازی<text:bookmark-end text:name="__RefHeading___Toc336_3294813200"/></text:h>
      <text:h text:style-name="Heading_20_3" text:outline-level="3"><text:bookmark-start text:name="__RefHeading___Toc338_3294813200"/>من و ساریاب<text:bookmark-end text:name="__RefHeading___Toc338_3294813200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hel3" svg:font-family="Sahel" style:font-adornments="Book"/>
    <style:font-face style:name="Sahel1" svg:font-family="Sahel" style:font-adornments="Regular"/>
    <style:font-face style:name="DejaVu Sans1" svg:font-family="'DejaVu Sans'" style:font-family-generic="swiss"/>
    <style:font-face style:name="Sahel" svg:font-family="Sahel" style:font-pitch="variable"/>
    <style:font-face style:name="Sahel2" svg:font-family="Sahel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hel1" fo:font-family="Sahel" style:font-style-name="Regular" style:font-name-complex="Sahel3" style:font-family-complex="Sahel" style:font-style-name-complex="Book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fo:text-align="end" style:justify-single-word="false" style:page-number="auto" fo:keep-with-next="always" style:writing-mode="rl-tb">
        <style:tab-stops/>
      </style:paragraph-properties>
      <style:text-properties style:font-name="Sahel2" fo:font-family="Sahel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Sahel2" style:font-family-complex="Sahel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end" style:justify-single-word="false" style:writing-mode="rl-tb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text-align="end" style:justify-single-word="false" text:number-lines="false" text:line-number="0" style:writing-mode="rl-tb"/>
      <style:text-properties style:font-size-asian="12pt" style:font-name-complex="Sahel2" style:font-family-complex="Sahel" style:font-style-name-complex="Regular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19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522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326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7.129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98in" style:type="center"/>
          <style:tab-stop style:position="7.7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598in" style:type="center"/>
          <style:tab-stop style:position="7.7193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02in" fo:margin-bottom="0.3902in" fo:margin-left="0.3902in" fo:margin-right="0.3902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21:12:35.698089289</meta:creation-date>
    <dc:date>2020-11-19T19:46:21.132254272</dc:date>
    <meta:editing-duration>PT44M18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2" meta:paragraph-count="83" meta:word-count="238" meta:character-count="1245" meta:non-whitespace-character-count="1090"/>
  </office:meta>
</office:document-meta>
</file>